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list-style-name="L1">
      <style:text-properties fo:font-size="12pt" fo:font-weight="normal" style:font-size-asian="10.5pt" style:font-weight-asian="normal" style:font-size-complex="12pt" style:font-weight-complex="normal"/>
    </style:style>
    <style:style style:name="P10" style:family="paragraph" style:parent-style-name="Standard" style:list-style-name="L2">
      <style:text-properties fo:font-size="12pt" fo:font-weight="normal" style:font-size-asian="10.5pt" style:font-weight-asian="normal" style:font-size-complex="12pt" style:font-weight-complex="normal"/>
    </style:style>
    <style:style style:name="P11" style:family="paragraph" style:parent-style-name="Standard">
      <style:text-properties fo:font-size="14pt" fo:font-weight="bold" style:font-size-asian="12.25pt" style:font-weight-asian="bold" style:font-size-complex="14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ope of this document:</text:p>
      <text:p text:style-name="P1"/>
      <text:p text:style-name="P2">This document details the primary objectives of “Snoop.com” (hereafter referred to as “Snoop” or “snoop”) and identifies the functional components of such a system. Additional components may be added later on and/or the currently described components may be modified or removed later, in case a need for such an action arises.</text:p>
      <text:p text:style-name="P2"/>
      <text:p text:style-name="P2"/>
      <text:p text:style-name="P3">Objectives of “Snoop”:</text:p>
      <text:p text:style-name="P2">The primary objective of “Snoop” will be to scour the internet for data pertaining to a particular person or agency/organization/community/entity and archive it for use by anyone. Data would normally be collected from the public domain only, and it would be summarized and annotated so that a user can gain valuable information about the target without having to manually look up in several websites/search <text:s/>engines/social media websites. <text:s/>All of this will be for free.</text:p>
      <text:p text:style-name="P2"/>
      <text:p text:style-name="P2">Users would be allowed to use “Snoop” in two main modes: a) the user may want to gather information about the target immediately – if so, then “Snoop” will run some scrapers/crawlers against a list of websites (some of which may be provided by the user) and gather data from them and display them to the user. b) the user may want to schedule a session some time later – in which case “Snoop” will run scrapers/crawlers on the list of websites (some of which may have been provided by the user), and additionally, it will also try to find out some related information which may be useful to the user (though “Snoop” doesn't guarantee that). In case of a scheduled run, “Snoop” may also be configured to gather data from “non-public” domain (e.g. reference of the target entity in an email that was in the public domain at some time and a cached copy of that exists somewhere on the internet, may be in Snoop's own database).</text:p>
      <text:p text:style-name="P2"/>
      <text:p text:style-name="P2">Snoop also plans to cater to users with custom needs. <text:s/>For example, if there is a website/social media that periodically updates information regarding some individual/entity, and a Snoop user wants that update in his/her email (or in some other media) as soon as they appear, then Snoop will be glad to create a system to satisfy the user's need. This, however, will come for a nominal fee. The exact amount will depend on the specific case.</text:p>
      <text:p text:style-name="P2"/>
      <text:p text:style-name="P2"/>
      <text:p text:style-name="P1">Who might want to use “Snoop”:</text:p>
      <text:p text:style-name="P2">Well, anybody who wants some information on somebody.</text:p>
      <text:p text:style-name="P2"/>
      <text:p text:style-name="P2">Specifically, companies may want to have some extra information about the candidates before an interview, families/parent's may want to have some information about the son-in-law/daughter-in-law prior to marriage (or after marriage, though that might not be very useful :-/), husbands/wives may want to have some information about their spouses activities in certain period in life, stockbrokers may want some information about a new firm on the block whose stocks they are considering to acquire, and innumerable other similar reasons.</text:p>
      <text:p text:style-name="P2"/>
      <text:p text:style-name="P2"/>
      <text:p text:style-name="P1">How would one access “Snoop”:</text:p>
      <text:p text:style-name="P2">Initially, Snoop would be a web based service accessible through URLs like “snoop.com” or “snoop.in” (depending on whether those domains or other appropriately similar ones can be bought). Snoop's service would also be available on the mobile platforms through apps for Android and iOS. These apps would be supported through REST APIs. An app for Windows mobile will also be made available once the functionalities of the Android and the iOS apps get stabilized. </text:p>
      <text:p text:style-name="P2"/>
      <text:p text:style-name="P2">Later, Snoop will also be made available as a command line tool (or alternatively, a clickable <text:soft-page-break/>version for windows users). It will be a licensed product with a stripped down version available for free on the snoop website.</text:p>
      <text:p text:style-name="P2"/>
      <text:p text:style-name="P2"/>
      <text:p text:style-name="P2"/>
      <text:p text:style-name="P4">Functional Components:</text:p>
      <text:p text:style-name="P4"/>
      <text:p text:style-name="P6">Snoop <text:s/>will have the following major components:</text:p>
      <text:p text:style-name="P6"/>
      <text:list xml:id="list1941626471" text:style-name="L1">
        <text:list-item>
          <text:p text:style-name="P9">An input stack of URLs and other configurable parameters (like proxy servers to use, whether to search a website recursively or not, etc).</text:p>
        </text:list-item>
        <text:list-item>
          <text:p text:style-name="P9">A crawler/trawler and scraper that will retrieve the website's content and parse it. This needs to be implemented to run on both client side (e.g. browser) as well as server side (application server on which Snoop's REST based API is hosted).</text:p>
        </text:list-item>
        <text:list-item>
          <text:p text:style-name="P9">Search functionality to conduct a search in the gathered content, as well as in Snoop's own database.</text:p>
        </text:list-item>
        <text:list-item>
          <text:p text:style-name="P9">Component to store and index the gathered data in a database so that it may be used later for some other similar search requirement.</text:p>
        </text:list-item>
        <text:list-item>
          <text:p text:style-name="P9">An intuitive screen for displaying the results of the search.</text:p>
        </text:list-item>
        <text:list-item>
          <text:p text:style-name="P9">A scheduling mechanism for scheduling a search session.</text:p>
        </text:list-item>
      </text:list>
      <text:p text:style-name="P6"/>
      <text:p text:style-name="P6"/>
      <text:p text:style-name="P4">Technologies/Platforms:</text:p>
      <text:p text:style-name="P4"/>
      <text:p text:style-name="P5">OS: <text:span text:style-name="T1">Linux (Ubuntu 12.04 or 14, OR Debian)</text:span></text:p>
      <text:p text:style-name="P6"/>
      <text:p text:style-name="P5">Programming Languages </text:p>
      <text:p text:style-name="P5"><text:tab/>Server Side:<text:span text:style-name="T1"> Python 2.7</text:span></text:p>
      <text:p text:style-name="P5"><text:span text:style-name="T1"><text:tab/></text:span>Client Side: <text:span text:style-name="T1">Javascript/JQuery and additionally Prototype.js or Node.JS</text:span></text:p>
      <text:p text:style-name="P6"/>
      <text:p text:style-name="P5">Task Queue: <text:span text:style-name="T1">AMQP (for use with Python Celery)</text:span></text:p>
      <text:p text:style-name="P6"/>
      <text:p text:style-name="P5">Web Framework: <text:span text:style-name="T1">Django – 1.68 (or later)</text:span></text:p>
      <text:p text:style-name="P6"/>
      <text:p text:style-name="P5">Search and Analytics Framework: <text:span text:style-name="T1">ElasticSearch/Logstash/Kibana (ELK stack)</text:span></text:p>
      <text:p text:style-name="Standard"/>
      <text:p text:style-name="P5">Caching:<text:span text:style-name="T1"> Memcache or Redis</text:span></text:p>
      <text:p text:style-name="P6"/>
      <text:p text:style-name="P5">Web Server: <text:span text:style-name="T1">Apache 2.x with modwsgi (for use with Django) <text:s/>OR uwsgi</text:span></text:p>
      <text:p text:style-name="P6"/>
      <text:p text:style-name="P5">Load Balancer/Reverse Proxy: <text:span text:style-name="T1">NginX</text:span></text:p>
      <text:p text:style-name="P6"/>
      <text:p text:style-name="P5">Version Control: <text:span text:style-name="T1"><text:s/>Git</text:span></text:p>
      <text:p text:style-name="P6"/>
      <text:p text:style-name="P5">Repo: <text:span text:style-name="T1">Github - https://github.com/supmit13/snoop</text:span></text:p>
      <text:p text:style-name="P6"/>
      <text:p text:style-name="P5">Documentation/Help: <text:span text:style-name="T1">Sphinx</text:span></text:p>
      <text:p text:style-name="P6"/>
      <text:p text:style-name="P5">Payment Gateway: <text:span text:style-name="T1">Paypal, CCAvenue, Timwe</text:span></text:p>
      <text:p text:style-name="P6"/>
      <text:p text:style-name="P5">Database: <text:span text:style-name="T1">MySQL (for data that needs to be looked up fast) and MongoDB or CouchDB (for fast dumping of collected data).</text:span></text:p>
      <text:p text:style-name="P5"><text:soft-page-break/>Data Analysis/Statistical Analysis: <text:span text:style-name="T1">Pandas (Data analysis library in python), R (statistical analysis library and framework)</text:span></text:p>
      <text:p text:style-name="P6"/>
      <text:p text:style-name="P6"/>
      <text:p text:style-name="P6"/>
      <text:p text:style-name="P4">How Snoop would work:</text:p>
      <text:p text:style-name="P4"/>
      <text:p text:style-name="P6">As mentioned before, snoop would have a web-based implementation as well as a desktop client implementation. The events fired by the user's actions and the processes that run as a consequence of such events is listed below:</text:p>
      <text:p text:style-name="P6"/>
      <text:list xml:id="list1601457017" text:style-name="L2">
        <text:list-item>
          <text:p text:style-name="P10">User opens up a browser window and types in the snoop URL (either <text:a xlink:type="simple" xlink:href="http://www.snoop.com/">www.snoop.com</text:a> or <text:a xlink:type="simple" xlink:href="http://www.snoop.in/">www.snoop.in</text:a> or some other appropriate URL). The snoop landing page appears. This page will be pretty simple with editable text fields in which the user can type in a name (mandatory), a street address (optional), a second street address (optional), a state or district (optional), a country (mandatory), interests that the person might have (optional but recommended since it would be helpful in narrowing down the search), a file upload field in which the user would be able to upload a photograph of the target entity (this can be a person's face, a building's facade, an organization's factory or service center, etc). This field should be a mandatory field since otherwise it would be utterly difficult to find the right entity (in case the entity is a person, since many persons may have the same name in a country), a field for the entity type (this will be a dropdown field with the following values: person, organization, others.) and a field in which the user can key in some URLs in which she/he wants to search (apart from snoop's own list of sites/directories). </text:p>
        </text:list-item>
        <text:list-item>
          <text:p text:style-name="P10">The activities that this interface would provide are “Search” and “Analysis”. <text:s/>“Search” <text:s/>will only try to find the entity on the internet and will list out all the instances of online documents where the entity has been referenced. “Analysis”, on the other hand, will dig deeper and try to find positive events as well as negative events associated with the entity, the entity's relationship with other notable entities (large organizations, celebrities, international <text:s/>criminals/terrorists and terrorist organizations, places of religious worship, museums, libraries and other organizations having either philanthropic or misanthropic tendencies that are well known in the world). It will be responsible for creating the relationship graph and will mark relationships till 3rd degree. </text:p>
        </text:list-item>
        <text:list-item>
          <text:p text:style-name="P10">The user enters all the mandatory information needed (and also some of the optional information) and hits the “Search” or “Analysis” button. In the web-based implementation, in either of the (Search or Analysis) cases, “snoop.com” will act on the request from the client by sending a chunk of javascript/jquery code that will be responsible for making HTTP requests to all the search locations on the internet. This will enable snoop to save its computing resources for other tasks while the client's computer would actually make the searches on the internet. This will also help snoop.com from having its IP blocked by websites that do not entertain bots and crawlers to work on them. The HTTP response from these requests will processed by the same chunk of javascript/jquery code, and the content from them will be sent back to snoop.com for parsing and extracting desired information from them. Once this has been handled and the information extracted from all the search locations, snoop.com will display it to the user in the form of a report (text will be rendered in either HTML or PDF format, graphs will be rendered in Dia or Visio format, and statistical data will be rendered as plots/pie charts/bar graphs using R). In addition to the data collected by snoop.com from the internet for the search request, snoop.com will also look up in its own database to check if there is some related data in its own database. This will be done when the javascript code makes the HTTP requests from the client's computer and waits for the response.</text:p>
        </text:list-item>
        <text:list-item>
          <text:p text:style-name="P10">Once the user has been presented with the data, snoop.com will also file the collected data in <text:soft-page-break/>its own nosql database. This way, the data would be dumped pretty fast. However, since extracting data from nosql databases is time consuming, snoop.com will have scheduled jobs that would run a few times a day or at fixed intervals of time (configurable from backend) that will read data from the nosql database and dump it in a mysql database which will ensure fast lookup of data during a user's search or analysis sessions. Moreover, in order to make these data lookups even faster, snoop.com will store the entire database in memory using memcache, which will be indexed and refreshed at a configurable interval of time. (Doing this once every hour would be a good point to start).</text:p>
        </text:list-item>
        <text:list-item>
          <text:p text:style-name="P10">In order to run a scheduled search/analysis, the user would need to check an option (may be named “Schedule Run”) in the screen described in points #1 and #2 above. In such a case, checking the option would also display a field in which the user would be able to set a date and time for the run. However, since resources are limited, snoop.com cannot guarantee that the process would be run at exactly that time. Snoop would only guarantee that the process gets run at some time, and would try to ensure it is done as close to the date/time entered by the user. Under the hood, snoop.com will have the scheduled processes lined up in a queue (using celery/amqp/rabbitmq) and would fire a process whenever the previous one gets completed. Needless to mention that the scraping and crawling and parsing for these search/analysis processes would be handled by snoop.com (unlike the case for searches made at runtime, which are done from the client side javascript).</text:p>
        </text:list-item>
      </text:list>
      <text:p text:style-name="P6"/>
      <text:p text:style-name="P6"/>
      <text:p text:style-name="P4">Server side Functionality:</text:p>
      <text:p text:style-name="P6"/>
      <text:p text:style-name="P6">Once the input has been accepted, the social media information for each social media will be placed on the queue </text:p>
      <text:p text:style-name="P4"/>
      <text:p text:style-name="P4">Features to be Supported:</text:p>
      <text:p text:style-name="P4"/>
      <text:p text:style-name="P5">a) Image Search/Match:<text:span text:style-name="T1"> This will make use of the OpenCV library (or some other similar library/framework) to match a photographic image with another so as to find a relation between them. This will ensure cases like tracing a person from various images, observing a building from various perspectives, reading the number plate from a vehicle's imag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riyo Mitra</meta:initial-creator>
    <meta:creation-date>2014-08-23T11:46:37</meta:creation-date>
    <meta:generator>LibreOffice/3.5$Linux_X86_64 LibreOffice_project/350m1$Build-2</meta:generator>
    <dc:date>2014-09-14T00:04:10</dc:date>
    <dc:creator>Supriyo Mitra</dc:creator>
    <meta:editing-duration>PT3H42M28S</meta:editing-duration>
    <meta:editing-cycles>45</meta:editing-cycles>
    <meta:document-statistic meta:table-count="0" meta:image-count="0" meta:object-count="0" meta:page-count="4" meta:paragraph-count="48" meta:word-count="1845" meta:character-count="11200" meta:non-whitespace-character-count="9398"/>
  </office:meta>
</office:document-meta>
</file>